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te_venta_okV</text:h>
      <text:p text:style-name="Standard"/>
      <text:p text:style-name="Standard">Filtro--&gt;Interesados</text:p>
      <text:p text:style-name="Standard"><text:tab/><text:tab/>bCerrado=1</text:p>
      <text:p text:style-name="Standard"><text:s text:c="24"/>estado=”comprado”</text:p>
      <text:p text:style-name="Standard"><text:s text:c="24"/>fInicio,fTermino</text:p>
      <text:p text:style-name="Standard"><text:s text:c="14"/>Agrupados</text:p>
      <text:p text:style-name="Standard"><text:tab/><text:tab/>keyTitulo</text:p>
      <text:p text:style-name="Standard"><text:tab/><text:tab/>nombre titulo</text:p>
      <text:p text:style-name="Standard"><text:tab/><text:tab/>fechaCompra</text:p>
      <text:p text:style-name="Standard"><text:tab/><text:tab/>hora compra</text:p>
      <text:p text:style-name="Standard"><text:s text:c="24"/>bConfirmado</text:p>
      <text:p text:style-name="Standard"><text:s text:c="24"/>bViajado</text:p>
      <text:p text:style-name="Standard"><text:s text:c="17"/>sum</text:p>
      <text:p text:style-name="Standard"><text:s text:c="21"/>bConfirmado</text:p>
      <text:p text:style-name="Standard"><text:s text:c="21"/>bViajeEfectuado</text:p>
      <text:p text:style-name="Standard"><text:s text:c="21"/>sum(numPasajeros*valorUnidad)</text:p>
      <text:p text:style-name="Standard"><text:s/>csv</text:p>
      <text:p text:style-name="Standard"><text:tab/> <text:s text:c="8"/>nombreTitulo,fechaCompra,hCompromiso,bConfirmado,bViajeEfectuado <text:s text:c="8"/></text:p>
      <text:p text:style-name="Standard"/>
      <text:p text:style-name="Standard"/>
      <text:p text:style-name="Standard">Después de 20 horas se <text:s/>decide no ha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3-27T21:58:53</meta:creation-date>
    <dc:date>2019-04-02T20:28:13</dc:date>
    <dc:creator>Máximo Meza</dc:creator>
    <meta:editing-duration>PT12M52S</meta:editing-duration>
    <meta:editing-cycles>2</meta:editing-cycles>
    <meta:generator>OpenOffice/4.1.6$Unix OpenOffice.org_project/416m1$Build-9790</meta:generator>
    <meta:document-statistic meta:table-count="0" meta:image-count="0" meta:object-count="0" meta:page-count="1" meta:paragraph-count="19" meta:word-count="29" meta:character-count="532"/>
  </office:meta>
</office:document-meta>
</file>